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311" draw:marker-end="a31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363">
      <style:graphic-properties draw:fill="solid" draw:fill-color="#4472c4" draw:opacity="100%" draw:stroke="solid" svg:stroke-width="0.02778in" svg:stroke-color="#2f528f" svg:stroke-opacity="100%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start="a347" draw:marker-end="a34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29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middle" draw:textarea-horizontal-align="center" draw:fill="none" draw:stroke="dash" draw:stroke-dash="a304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fo:wrap-option="wrap" fo:padding-top="0.00984in" fo:padding-bottom="0.00984in" fo:padding-left="0.00984in" fo:padding-right="0.00984in" draw:textarea-vertical-align="middle" draw:textarea-horizontal-align="center" draw:fill="none" draw:stroke="solid" svg:stroke-width="0.02008in" svg:stroke-color="#000000" draw:marker-start="a297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276" draw:master-page-name="Master1-Layout7-blank-Blank" presentation:presentation-page-layout-name="Master1-PPL7" draw:id="Slide-256">
        <draw:g draw:name="Group 23" draw:id="id27">
          <svg:title/>
          <svg:desc/>
          <draw:frame draw:id="id28" draw:style-name="a281" draw:name="TextBox 1" svg:x="5.70236in" svg:y="1.7374in" svg:width="0.83937in" svg:height="0.33189in">
            <draw:text-box>
              <text:p text:style-name="a278" text:class-names="" text:cond-style-name=""><text:span text:style-name="a277" text:class-names="">Normal of</text:span></text:p>
              <text:p text:style-name="a280" text:class-names="" text:cond-style-name=""><text:span text:style-name="a279" text:class-names="">earth's surface</text:span></text:p>
            </draw:text-box>
            <svg:title/>
            <svg:desc/>
          </draw:frame>
          <draw:custom-shape svg:width="2.14409in" svg:height="1.11653in" draw:id="id29" draw:style-name="a284" draw:transform="translate(-1.07204in -0.55826in) rotate(-6.08895) translate(5.66298in 3.3311in)" draw:name="Rectangle 3">
            <svg:title/>
            <svg:desc/>
            <text:p text:style-name="a283" text:class-names="" text:cond-style-name=""><text:span text:style-name="a2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27835in" svg:y="2.92205in" svg:width="2.82559in" svg:height="0.55315in" draw:id="id30" draw:style-name="a287" draw:name="Straight Connector 4">
            <svg:title/>
            <svg:desc/>
            <text:p text:style-name="a286" text:class-names="" text:cond-style-name=""><text:span text:style-name="a28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49016in" svg:y="2.46378in" svg:width="0.35945in" svg:height="1.55669in" draw:id="id31" draw:style-name="a290" draw:name="Straight Connector 5">
            <svg:title/>
            <svg:desc/>
            <text:p text:style-name="a289" text:class-names="" text:cond-style-name=""><text:span text:style-name="a28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66299in" svg:y="1.68071in" svg:width="0in" svg:height="1.52323in" draw:id="id32" draw:style-name="a294" draw:name="Straight Connector 6">
            <svg:title/>
            <svg:desc/>
            <text:p text:style-name="a292" text:class-names="" text:cond-style-name=""><text:span text:style-name="a29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89973in" svg:y="1.74388in" svg:width="0.74673in" svg:height="1.47697in" draw:id="id33" draw:style-name="a298" draw:name="Straight Connector 7">
            <svg:title/>
            <svg:desc/>
            <text:p text:style-name="a296" text:class-names="" text:cond-style-name=""><text:span text:style-name="a29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34" draw:style-name="a301" draw:name="TextBox 8" svg:x="4.52082in" svg:y="1.58328in" svg:width="0.54567in" svg:height="0.16614in">
            <draw:text-box>
              <text:p text:style-name="a300" text:class-names="" text:cond-style-name=""><text:span text:style-name="a299" text:class-names="">Sun beam</text:span></text:p>
            </draw:text-box>
            <svg:title/>
            <svg:desc/>
          </draw:frame>
          <draw:custom-shape svg:x="4.91799in" svg:y="1.77795in" svg:width="0.00284in" svg:height="2.05473in" draw:id="id35" draw:style-name="a305" draw:name="Straight Connector 9">
            <svg:title/>
            <svg:desc/>
            <text:p text:style-name="a303" text:class-names="" text:cond-style-name=""><text:span text:style-name="a30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91799in" svg:y="3.21142in" svg:width="0.74264in" svg:height="0.62126in" draw:id="id36" draw:style-name="a308" draw:name="Straight Connector 10">
            <svg:title/>
            <svg:desc/>
            <text:p text:style-name="a307" text:class-names="" text:cond-style-name=""><text:span text:style-name="a30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10355in" svg:y="3.66792in" svg:width="0.67892in" svg:height="0.13132in" draw:id="id37" draw:style-name="a313" draw:name="Straight Connector 11">
            <svg:title/>
            <svg:desc/>
            <text:p text:style-name="a310" text:class-names="" text:cond-style-name=""><text:span text:style-name="a30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38" draw:style-name="a318" draw:name="TextBox 12" svg:x="5.28514in" svg:y="3.70841in" svg:width="0.25556in" svg:height="0.16128in">
            <draw:text-box>
              <text:p text:style-name="a317" text:class-names="" text:cond-style-name=""><text:span text:style-name="a314" text:class-names="">ϕ</text:span><text:span text:style-name="a315" text:class-names="">s</text:span><text:span text:style-name="a316" text:class-names=""/></text:p>
            </draw:text-box>
            <svg:title/>
            <svg:desc/>
          </draw:frame>
          <draw:frame draw:id="id39" draw:style-name="a323" draw:name="TextBox 13" svg:x="5.20365in" svg:y="1.71221in" svg:width="0.16298in" svg:height="0.16128in">
            <draw:text-box>
              <text:p text:style-name="a322" text:class-names="" text:cond-style-name=""><text:span text:style-name="a319" text:class-names="">θ</text:span><text:span text:style-name="a320" text:class-names="">s</text:span><text:span text:style-name="a321" text:class-names=""/></text:p>
            </draw:text-box>
            <svg:title/>
            <svg:desc/>
          </draw:frame>
          <draw:custom-shape svg:x="4.92388in" svg:y="3.48268in" svg:width="0.1426in" svg:height="0.12052in" draw:id="id40" draw:style-name="a326" draw:name="Straight Connector 14">
            <svg:title/>
            <svg:desc/>
            <text:p text:style-name="a325" text:class-names="" text:cond-style-name=""><text:span text:style-name="a32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06649in" svg:y="3.48869in" svg:width="0in" svg:height="0.22589in" draw:id="id41" draw:style-name="a329" draw:name="Straight Connector 15">
            <svg:title/>
            <svg:desc/>
            <text:p text:style-name="a328" text:class-names="" text:cond-style-name=""><text:span text:style-name="a3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96983in" svg:y="3.62705in" svg:width="0.0252in" svg:height="0.0252in" draw:id="id42" draw:style-name="a332" draw:name="Freeform: Shape 16">
            <svg:title/>
            <svg:desc/>
            <text:p text:style-name="a331" text:class-names="" text:cond-style-name=""><text:span text:style-name="a3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700000 + ?f2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2"/>
              <draw:equation draw:name="f27" draw:formula="?f23 * ?f17"/>
              <draw:equation draw:name="f28" draw:formula="?f22 * ?f17"/>
              <draw:equation draw:name="f29" draw:formula="?f26 + ?f2"/>
              <draw:equation draw:name="f30" draw:formula="?f29 * ?f10 / ?f1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2"/>
              <draw:equation draw:name="f45" draw:formula="if(?f44, ?f2, 21550000)"/>
              <draw:equation draw:name="f46" draw:formula="-21550000 - ?f45"/>
              <draw:equation draw:name="f47" draw:formula="if(?f46, -21550000, ?f45)"/>
              <draw:equation draw:name="f48" draw:formula="?f1 + ?f47"/>
              <draw:equation draw:name="f49" draw:formula="?f1 + ?f2"/>
              <draw:equation draw:name="f50" draw:formula="?f49 * ?f10 / ?f1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2"/>
              <draw:equation draw:name="f69" draw:formula="?f68 * ?f10 / ?f1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  <draw:equation draw:name="f91" draw:formula="?f0 + ?f47"/>
              <draw:equation draw:name="f92" draw:formula="?f0 + ?f2"/>
              <draw:equation draw:name="f93" draw:formula="?f92 * ?f10 / ?f1"/>
              <draw:equation draw:name="f94" draw:formula="0 - ?f93"/>
              <draw:equation draw:name="f95" draw:formula="cos(?f94)"/>
              <draw:equation draw:name="f96" draw:formula="0 - ?f95"/>
              <draw:equation draw:name="f97" draw:formula="?f96 * ?f27"/>
              <draw:equation draw:name="f98" draw:formula="sin(?f94)"/>
              <draw:equation draw:name="f99" draw:formula="0 - ?f98"/>
              <draw:equation draw:name="f100" draw:formula="?f99 * ?f28"/>
              <draw:equation draw:name="f101" draw:formula="sqrt(?f97 * ?f97 + ?f100 * ?f100 + 0 * 0)"/>
              <draw:equation draw:name="f102" draw:formula="?f27 * ?f28 / ?f101"/>
              <draw:equation draw:name="f103" draw:formula="?f99 * ?f102"/>
              <draw:equation draw:name="f104" draw:formula="?f80 - ?f103"/>
              <draw:equation draw:name="f105" draw:formula="?f96 * ?f102"/>
              <draw:equation draw:name="f106" draw:formula="?f82 - ?f105"/>
              <draw:equation draw:name="f107" draw:formula="?f104 - ?f27"/>
              <draw:equation draw:name="f108" draw:formula="?f106 - ?f28"/>
              <draw:equation draw:name="f109" draw:formula="?f104 + ?f27"/>
              <draw:equation draw:name="f110" draw:formula="?f106 + ?f28"/>
              <draw:equation draw:name="f111" draw:formula="?f91 + ?f2"/>
              <draw:equation draw:name="f112" draw:formula="?f111 * ?f10 / ?f1"/>
              <draw:equation draw:name="f113" draw:formula="0 - ?f112"/>
              <draw:equation draw:name="f114" draw:formula="cos(?f113)"/>
              <draw:equation draw:name="f115" draw:formula="0 - ?f114"/>
              <draw:equation draw:name="f116" draw:formula="?f115 * ?f27"/>
              <draw:equation draw:name="f117" draw:formula="sin(?f113)"/>
              <draw:equation draw:name="f118" draw:formula="0 - ?f117"/>
              <draw:equation draw:name="f119" draw:formula="?f118 * ?f28"/>
              <draw:equation draw:name="f120" draw:formula="sqrt(?f116 * ?f116 + ?f119 * ?f119 + 0 * 0)"/>
              <draw:equation draw:name="f121" draw:formula="?f27 * ?f28 / ?f120"/>
              <draw:equation draw:name="f122" draw:formula="?f118 * ?f121"/>
              <draw:equation draw:name="f123" draw:formula="?f104 + ?f122"/>
              <draw:equation draw:name="f124" draw:formula="?f115 * ?f121"/>
              <draw:equation draw:name="f125" draw:formula="?f106 + ?f124"/>
              <draw:equation draw:name="f126" draw:formula="if(?f47, ?f80, ?f107)"/>
              <draw:equation draw:name="f127" draw:formula="if(?f47, ?f82, ?f108)"/>
              <draw:equation draw:name="f128" draw:formula="if(?f47, ?f80, ?f109)"/>
              <draw:equation draw:name="f129" draw:formula="if(?f47, ?f82, ?f110)"/>
              <draw:equation draw:name="f130" draw:formula="if(?f47, ?f107, ?f123)"/>
              <draw:equation draw:name="f131" draw:formula="if(?f47, ?f108, ?f125)"/>
              <draw:equation draw:name="f132" draw:formula="if(?f47, ?f109, ?f123)"/>
              <draw:equation draw:name="f133" draw:formula="if(?f47, ?f110, ?f125)"/>
              <draw:equation draw:name="f134" draw:formula="?f11 + ?f47"/>
              <draw:equation draw:name="f135" draw:formula="?f11 + ?f2"/>
              <draw:equation draw:name="f136" draw:formula="?f135 * ?f10 / ?f1"/>
              <draw:equation draw:name="f137" draw:formula="0 - ?f136"/>
              <draw:equation draw:name="f138" draw:formula="cos(?f137)"/>
              <draw:equation draw:name="f139" draw:formula="0 - ?f138"/>
              <draw:equation draw:name="f140" draw:formula="?f139 * ?f27"/>
              <draw:equation draw:name="f141" draw:formula="sin(?f137)"/>
              <draw:equation draw:name="f142" draw:formula="0 - ?f141"/>
              <draw:equation draw:name="f143" draw:formula="?f142 * ?f28"/>
              <draw:equation draw:name="f144" draw:formula="sqrt(?f140 * ?f140 + ?f143 * ?f143 + 0 * 0)"/>
              <draw:equation draw:name="f145" draw:formula="?f27 * ?f28 / ?f144"/>
              <draw:equation draw:name="f146" draw:formula="?f142 * ?f145"/>
              <draw:equation draw:name="f147" draw:formula="?f123 - ?f146"/>
              <draw:equation draw:name="f148" draw:formula="?f139 * ?f145"/>
              <draw:equation draw:name="f149" draw:formula="?f125 - ?f148"/>
              <draw:equation draw:name="f150" draw:formula="?f147 - ?f27"/>
              <draw:equation draw:name="f151" draw:formula="?f149 - ?f28"/>
              <draw:equation draw:name="f152" draw:formula="?f147 + ?f27"/>
              <draw:equation draw:name="f153" draw:formula="?f149 + ?f28"/>
              <draw:equation draw:name="f154" draw:formula="?f134 + ?f2"/>
              <draw:equation draw:name="f155" draw:formula="?f154 * ?f10 / ?f1"/>
              <draw:equation draw:name="f156" draw:formula="0 - ?f155"/>
              <draw:equation draw:name="f157" draw:formula="cos(?f156)"/>
              <draw:equation draw:name="f158" draw:formula="0 - ?f157"/>
              <draw:equation draw:name="f159" draw:formula="?f158 * ?f27"/>
              <draw:equation draw:name="f160" draw:formula="sin(?f156)"/>
              <draw:equation draw:name="f161" draw:formula="0 - ?f160"/>
              <draw:equation draw:name="f162" draw:formula="?f161 * ?f28"/>
              <draw:equation draw:name="f163" draw:formula="sqrt(?f159 * ?f159 + ?f162 * ?f162 + 0 * 0)"/>
              <draw:equation draw:name="f164" draw:formula="?f27 * ?f28 / ?f163"/>
              <draw:equation draw:name="f165" draw:formula="?f161 * ?f164"/>
              <draw:equation draw:name="f166" draw:formula="?f147 + ?f165"/>
              <draw:equation draw:name="f167" draw:formula="?f158 * ?f164"/>
              <draw:equation draw:name="f168" draw:formula="?f149 + ?f167"/>
              <draw:equation draw:name="f169" draw:formula="if(?f47, ?f123, ?f150)"/>
              <draw:equation draw:name="f170" draw:formula="if(?f47, ?f125, ?f151)"/>
              <draw:equation draw:name="f171" draw:formula="if(?f47, ?f123, ?f152)"/>
              <draw:equation draw:name="f172" draw:formula="if(?f47, ?f125, ?f153)"/>
              <draw:equation draw:name="f173" draw:formula="if(?f47, ?f150, ?f166)"/>
              <draw:equation draw:name="f174" draw:formula="if(?f47, ?f151, ?f168)"/>
              <draw:equation draw:name="f175" draw:formula="if(?f47, ?f152, ?f166)"/>
              <draw:equation draw:name="f176" draw:formula="if(?f47, ?f153, ?f168)"/>
              <draw:equation draw:name="f177" draw:formula="?f2 + ?f47"/>
              <draw:equation draw:name="f178" draw:formula="?f2 + ?f2"/>
              <draw:equation draw:name="f179" draw:formula="?f178 * ?f10 / ?f1"/>
              <draw:equation draw:name="f180" draw:formula="0 - ?f179"/>
              <draw:equation draw:name="f181" draw:formula="cos(?f180)"/>
              <draw:equation draw:name="f182" draw:formula="0 - ?f181"/>
              <draw:equation draw:name="f183" draw:formula="?f182 * ?f27"/>
              <draw:equation draw:name="f184" draw:formula="sin(?f180)"/>
              <draw:equation draw:name="f185" draw:formula="0 - ?f184"/>
              <draw:equation draw:name="f186" draw:formula="?f185 * ?f28"/>
              <draw:equation draw:name="f187" draw:formula="sqrt(?f183 * ?f183 + ?f186 * ?f186 + 0 * 0)"/>
              <draw:equation draw:name="f188" draw:formula="?f27 * ?f28 / ?f187"/>
              <draw:equation draw:name="f189" draw:formula="?f185 * ?f188"/>
              <draw:equation draw:name="f190" draw:formula="?f166 - ?f189"/>
              <draw:equation draw:name="f191" draw:formula="?f182 * ?f188"/>
              <draw:equation draw:name="f192" draw:formula="?f168 - ?f191"/>
              <draw:equation draw:name="f193" draw:formula="?f190 - ?f27"/>
              <draw:equation draw:name="f194" draw:formula="?f192 - ?f28"/>
              <draw:equation draw:name="f195" draw:formula="?f190 + ?f27"/>
              <draw:equation draw:name="f196" draw:formula="?f192 + ?f28"/>
              <draw:equation draw:name="f197" draw:formula="?f177 + ?f2"/>
              <draw:equation draw:name="f198" draw:formula="?f197 * ?f10 / ?f1"/>
              <draw:equation draw:name="f199" draw:formula="0 - ?f198"/>
              <draw:equation draw:name="f200" draw:formula="cos(?f199)"/>
              <draw:equation draw:name="f201" draw:formula="0 - ?f200"/>
              <draw:equation draw:name="f202" draw:formula="?f201 * ?f27"/>
              <draw:equation draw:name="f203" draw:formula="sin(?f199)"/>
              <draw:equation draw:name="f204" draw:formula="0 - ?f203"/>
              <draw:equation draw:name="f205" draw:formula="?f204 * ?f28"/>
              <draw:equation draw:name="f206" draw:formula="sqrt(?f202 * ?f202 + ?f205 * ?f205 + 0 * 0)"/>
              <draw:equation draw:name="f207" draw:formula="?f27 * ?f28 / ?f206"/>
              <draw:equation draw:name="f208" draw:formula="?f204 * ?f207"/>
              <draw:equation draw:name="f209" draw:formula="?f190 + ?f208"/>
              <draw:equation draw:name="f210" draw:formula="?f201 * ?f207"/>
              <draw:equation draw:name="f211" draw:formula="?f192 + ?f210"/>
              <draw:equation draw:name="f212" draw:formula="if(?f47, ?f166, ?f193)"/>
              <draw:equation draw:name="f213" draw:formula="if(?f47, ?f168, ?f194)"/>
              <draw:equation draw:name="f214" draw:formula="if(?f47, ?f166, ?f195)"/>
              <draw:equation draw:name="f215" draw:formula="if(?f47, ?f168, ?f196)"/>
              <draw:equation draw:name="f216" draw:formula="if(?f47, ?f193, ?f209)"/>
              <draw:equation draw:name="f217" draw:formula="if(?f47, ?f194, ?f211)"/>
              <draw:equation draw:name="f218" draw:formula="if(?f47, ?f195, ?f209)"/>
              <draw:equation draw:name="f219" draw:formula="if(?f47, ?f196, ?f211)"/>
            </draw:enhanced-geometry>
          </draw:custom-shape>
          <draw:frame draw:id="id43" draw:style-name="a335" draw:name="TextBox 17" svg:x="7.15984in" svg:y="2.82087in" svg:width="0.08543in" svg:height="0.16772in">
            <draw:text-box>
              <text:p text:style-name="a334" text:class-names="" text:cond-style-name=""><text:span text:style-name="a333" text:class-names="">E</text:span></text:p>
            </draw:text-box>
            <svg:title/>
            <svg:desc/>
          </draw:frame>
          <draw:frame draw:id="id44" draw:style-name="a338" draw:name="TextBox 18" svg:x="5.82126in" svg:y="4.04134in" svg:width="0.07795in" svg:height="0.16772in">
            <draw:text-box>
              <text:p text:style-name="a337" text:class-names="" text:cond-style-name=""><text:span text:style-name="a336" text:class-names="">S</text:span></text:p>
            </draw:text-box>
            <svg:title/>
            <svg:desc/>
          </draw:frame>
          <draw:frame draw:id="id45" draw:style-name="a341" draw:name="TextBox 19" svg:x="4.12874in" svg:y="3.41142in" svg:width="0.13189in" svg:height="0.16772in">
            <draw:text-box>
              <text:p text:style-name="a340" text:class-names="" text:cond-style-name=""><text:span text:style-name="a339" text:class-names="">W</text:span></text:p>
            </draw:text-box>
            <svg:title/>
            <svg:desc/>
          </draw:frame>
          <draw:frame draw:id="id46" draw:style-name="a344" draw:name="TextBox 20" svg:x="5.36969in" svg:y="2.27559in" svg:width="0.10118in" svg:height="0.16772in">
            <draw:text-box>
              <text:p text:style-name="a343" text:class-names="" text:cond-style-name=""><text:span text:style-name="a342" text:class-names="">N</text:span></text:p>
            </draw:text-box>
            <svg:title/>
            <svg:desc/>
          </draw:frame>
          <draw:custom-shape svg:x="5.00354in" svg:y="1.89583in" svg:width="0.6514in" svg:height="0.05521in" draw:id="id47" draw:style-name="a349" draw:name="Straight Connector 21">
            <svg:title/>
            <svg:desc/>
            <text:p text:style-name="a346" text:class-names="" text:cond-style-name=""><text:span text:style-name="a3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frame draw:id="id48" draw:style-name="a362" draw:name="TextBox 22" svg:x="4.09213in" svg:y="4.13307in" svg:width="1.24449in" svg:height="0.65502in">
            <draw:text-box>
              <text:p text:style-name="a351" text:class-names="" text:cond-style-name=""><text:span text:style-name="a350" text:class-names="">Legend</text:span></text:p>
              <text:p text:style-name="a356" text:class-names="" text:cond-style-name=""><text:span text:style-name="a352" text:class-names="">θ</text:span><text:span text:style-name="a353" text:class-names="">s<text:s text:c="1"/></text:span><text:span text:style-name="a354" text:class-names="">solar<text:s text:c="1"/></text:span><text:span text:style-name="a355" text:class-names="">zenith angle</text:span></text:p>
              <text:p text:style-name="a361" text:class-names="" text:cond-style-name=""><text:span text:style-name="a357" text:class-names="">ϕ</text:span><text:span text:style-name="a358" text:class-names="">s</text:span><text:span text:style-name="a359" text:class-names=""><text:s text:c="1"/></text:span><text:span text:style-name="a360" text:class-names="">solar azimuth angle</text:span></text:p>
            </draw:text-box>
            <svg:title/>
            <svg:desc/>
          </draw:frame>
        </draw:g>
        <presentation:notes draw:style-name="a365">
          <draw:page-thumbnail draw:page-number="1" svg:x="1.74653in" svg:y="1.09896in" svg:width="5.00694in" svg:height="3.75521in" presentation:class="page" draw:id="id49" presentation:style-name="a363" draw:name="Slide Image Placeholder 1">
            <svg:title/>
            <svg:desc/>
          </draw:page-thumbnail>
          <draw:frame draw:id="id50" presentation:style-name="a364" draw:name="Notes Placeholder 2" svg:x="1.29606in" svg:y="5.2185in" svg:width="5.91339in" svg:height="4.168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75868in" svg:y="0.44097in" svg:width="9.50694in" svg:height="1.59722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</style:presentation-page-layout>
    <style:presentation-page-layout style:name="Master1-PPL11" style:display-name="Vertical Title and Text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97" svg:viewBox="0 0 20 30" svg:d="m10 0-10 30h20z"/>
    <draw:marker draw:name="a347" svg:viewBox="0 0 20 30" svg:d="m10 0-10 30h20z"/>
    <draw:marker draw:name="a311" svg:viewBox="0 0 20 30" svg:d="m10 0-10 30h20z"/>
    <draw:marker draw:name="a312" svg:viewBox="0 0 20 30" svg:d="m10 0-10 30h20z"/>
    <draw:marker draw:name="a348" svg:viewBox="0 0 20 30" svg:d="m10 0-10 30h20z"/>
    <draw:marker draw:name="a293" svg:viewBox="0 0 20 30" svg:d="m10 0-10 30h20z"/>
    <draw:stroke-dash draw:name="a304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draw:fill="none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">
      <style:graphic-properties draw:fill="none" draw:stroke="non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draw:fill="none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non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draw:fill="none" draw:stroke="non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Home" style:page-layout-name="pageLayout1" draw:style-name="a0">
      <presentation:notes style:page-layout-name="pageLayout2" draw:style-name="a5">
        <draw:page-thumbnail svg:x="1.74646in" svg:y="1.09882in" svg:width="5.0063in" svg:height="3.75472in" presentation:class="page" draw:id="id0" presentation:style-name="a1" draw:name="Slide Image Placeholder 1">
          <svg:title/>
          <svg:desc/>
        </draw:page-thumbnail>
        <draw:frame draw:id="id1" presentation:style-name="a4" draw:name="Notes Placeholder 2" svg:x="1.29606in" svg:y="5.2185in" svg:width="5.91339in" svg:height="4.16811in" presentation:class="notes" presentation:placeholder="false">
          <draw:text-box>
            <text:p text:style-name="a3" text:class-names="" text:cond-style-name=""><text:span text:style-name="a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">
      <draw:frame draw:id="id2" presentation:style-name="a10" draw:name="Title 1" svg:x="1.37847in" svg:y="1.35243in" svg:width="8.26736in" svg:height="2.87847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title/>
        <svg:desc/>
      </draw:frame>
      <draw:frame draw:id="id3" presentation:style-name="a14" draw:name="Subtitle 2" svg:x="1.37847in" svg:y="4.34201in" svg:width="8.26736in" svg:height="1.99653in" presentation:class="subtitle" presentation:placeholder="false">
        <draw:text-box>
          <text:p text:style-name="a13" text:class-names="" text:cond-style-name=""><text:span text:style-name="a11" text:class-names="">Click to edit Master subtitle style</text:span><text:span text:style-name="a12" text:class-names=""/></text:p>
        </draw:text-box>
        <svg:title/>
        <svg:desc/>
      </draw:frame>
      <presentation:notes style:page-layout-name="pageLayout2" draw:style-name="a19">
        <draw:page-thumbnail svg:x="1.74646in" svg:y="1.09882in" svg:width="5.0063in" svg:height="3.75472in" presentation:class="page" draw:id="id0" presentation:style-name="a15" draw:name="Slide Image Placeholder 1">
          <svg:title/>
          <svg:desc/>
        </draw:page-thumbnail>
        <draw:frame draw:id="id1" presentation:style-name="a18" draw:name="Notes Placeholder 2" svg:x="1.29606in" svg:y="5.2185in" svg:width="5.91339in" svg:height="4.16811in" presentation:class="notes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0">
      <draw:frame draw:id="id4" presentation:style-name="a24" draw:name="Title 1" svg:x="0.75868in" svg:y="0.44097in" svg:width="9.50694in" svg:height="1.59722in" presentation:class="title" presentation:placeholder="false">
        <draw:text-box>
          <text:p text:style-name="a23" text:class-names="" text:cond-style-name=""><text:span text:style-name="a21" text:class-names="">Click to edit Master title style</text:span><text:span text:style-name="a22" text:class-names=""/></text:p>
        </draw:text-box>
        <svg:title/>
        <svg:desc/>
      </draw:frame>
      <draw:frame draw:id="id5" presentation:style-name="a41" draw:name="Content Placeholder 2" svg:x="0.75868in" svg:y="2.20139in" svg:width="9.50694in" svg:height="5.24479in" presentation:class="object" presentation:placeholder="false">
        <draw:text-box>
          <text:list text:style-name="a27">
            <text:list-item>
              <text:p text:style-name="a26" text:class-names="" text:cond-style-name=""><text:span text:style-name="a25" text:class-names="">Click to edit Master text styles</text:span></text:p>
            </text:list-item>
          </text:list>
          <text:list text:style-name="a30">
            <text:list-item>
              <text:list text:style-name="a30">
                <text:list-item>
                  <text:p text:style-name="a29" text:class-names="" text:cond-style-name=""><text:span text:style-name="a28" text:class-names="">Second level</text:span></text:p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p text:style-name="a32" text:class-names="" text:cond-style-name=""><text:span text:style-name="a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p text:style-name="a35" text:class-names="" text:cond-style-name=""><text:span text:style-name="a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">
            <text:list-item>
              <text:list text:style-name="a40">
                <text:list-item>
                  <text:list text:style-name="a40">
                    <text:list-item>
                      <text:list text:style-name="a40">
                        <text:list-item>
                          <text:list text:style-name="a40">
                            <text:list-item>
                              <text:p text:style-name="a39" text:class-names="" text:cond-style-name=""><text:span text:style-name="a37" text:class-names="">Fifth level</text:span><text:span text:style-name="a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74646in" svg:y="1.09882in" svg:width="5.0063in" svg:height="3.75472in" presentation:class="page" draw:id="id0" presentation:style-name="a42" draw:name="Slide Image Placeholder 1">
          <svg:title/>
          <svg:desc/>
        </draw:page-thumbnail>
        <draw:frame draw:id="id1" presentation:style-name="a45" draw:name="Notes Placeholder 2" svg:x="1.29606in" svg:y="5.2185in" svg:width="5.91339in" svg:height="4.16811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7">
      <draw:frame draw:id="id6" presentation:style-name="a51" draw:name="Title 1" svg:x="0.75174in" svg:y="2.06076in" svg:width="9.50868in" svg:height="3.43924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7" presentation:style-name="a55" draw:name="Text Placeholder 2" svg:x="0.75174in" svg:y="5.53299in" svg:width="9.50868in" svg:height="1.80729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0">
        <draw:page-thumbnail svg:x="1.74646in" svg:y="1.09882in" svg:width="5.0063in" svg:height="3.75472in" presentation:class="page" draw:id="id0" presentation:style-name="a56" draw:name="Slide Image Placeholder 1">
          <svg:title/>
          <svg:desc/>
        </draw:page-thumbnail>
        <draw:frame draw:id="id1" presentation:style-name="a59" draw:name="Notes Placeholder 2" svg:x="1.29606in" svg:y="5.2185in" svg:width="5.91339in" svg:height="4.16811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61">
      <draw:frame draw:id="id8" presentation:style-name="a65" draw:name="Title 1" svg:x="0.75868in" svg:y="0.44097in" svg:width="9.50694in" svg:height="1.59722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9" presentation:style-name="a82" draw:name="Content Placeholder 2" svg:x="0.75868in" svg:y="2.20139in" svg:width="4.67014in" svg:height="5.24479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" presentation:style-name="a99" draw:name="Content Placeholder 3" svg:x="5.59549in" svg:y="2.20139in" svg:width="4.67014in" svg:height="5.24479in" presentation:class="object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5" text:class-names="">Fifth level</text:span><text:span text:style-name="a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4">
        <draw:page-thumbnail svg:x="1.74646in" svg:y="1.09882in" svg:width="5.0063in" svg:height="3.75472in" presentation:class="page" draw:id="id0" presentation:style-name="a100" draw:name="Slide Image Placeholder 1">
          <svg:title/>
          <svg:desc/>
        </draw:page-thumbnail>
        <draw:frame draw:id="id1" presentation:style-name="a103" draw:name="Notes Placeholder 2" svg:x="1.29606in" svg:y="5.2185in" svg:width="5.91339in" svg:height="4.16811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05">
      <draw:frame draw:id="id11" presentation:style-name="a109" draw:name="Title 1" svg:x="0.75868in" svg:y="0.44097in" svg:width="9.50868in" svg:height="1.59722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12" presentation:style-name="a113" draw:name="Text Placeholder 2" svg:x="0.75868in" svg:y="2.02604in" svg:width="4.66493in" svg:height="0.99306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13" presentation:style-name="a130" draw:name="Content Placeholder 3" svg:x="0.75868in" svg:y="3.0191in" svg:width="4.66493in" svg:height="4.44271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134" draw:name="Text Placeholder 4" svg:x="5.5816in" svg:y="2.02604in" svg:width="4.68576in" svg:height="0.99306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ck to edit Master text styles</text:span></text:p>
            </text:list-item>
          </text:list>
        </draw:text-box>
        <svg:title/>
        <svg:desc/>
      </draw:frame>
      <draw:frame draw:id="id15" presentation:style-name="a151" draw:name="Content Placeholder 5" svg:x="5.5816in" svg:y="3.0191in" svg:width="4.68576in" svg:height="4.44271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56">
        <draw:page-thumbnail svg:x="1.74646in" svg:y="1.09882in" svg:width="5.0063in" svg:height="3.75472in" presentation:class="page" draw:id="id0" presentation:style-name="a152" draw:name="Slide Image Placeholder 1">
          <svg:title/>
          <svg:desc/>
        </draw:page-thumbnail>
        <draw:frame draw:id="id1" presentation:style-name="a155" draw:name="Notes Placeholder 2" svg:x="1.29606in" svg:y="5.2185in" svg:width="5.91339in" svg:height="4.16811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57">
      <draw:frame draw:id="id16" presentation:style-name="a161" draw:name="Title 1" svg:x="0.75868in" svg:y="0.44097in" svg:width="9.50694in" svg:height="1.59722in" presentation:class="title" presentation:placeholder="false">
        <draw:text-box>
          <text:p text:style-name="a160" text:class-names="" text:cond-style-name=""><text:span text:style-name="a158" text:class-names="">Click to edit Master title style</text:span><text:span text:style-name="a159" text:class-names=""/></text:p>
        </draw:text-box>
        <svg:title/>
        <svg:desc/>
      </draw:frame>
      <presentation:notes style:page-layout-name="pageLayout2" draw:style-name="a166">
        <draw:page-thumbnail svg:x="1.74646in" svg:y="1.09882in" svg:width="5.0063in" svg:height="3.75472in" presentation:class="page" draw:id="id0" presentation:style-name="a162" draw:name="Slide Image Placeholder 1">
          <svg:title/>
          <svg:desc/>
        </draw:page-thumbnail>
        <draw:frame draw:id="id1" presentation:style-name="a165" draw:name="Notes Placeholder 2" svg:x="1.29606in" svg:y="5.2185in" svg:width="5.91339in" svg:height="4.16811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67">
      <presentation:notes style:page-layout-name="pageLayout2" draw:style-name="a172">
        <draw:page-thumbnail svg:x="1.74646in" svg:y="1.09882in" svg:width="5.0063in" svg:height="3.75472in" presentation:class="page" draw:id="id0" presentation:style-name="a168" draw:name="Slide Image Placeholder 1">
          <svg:title/>
          <svg:desc/>
        </draw:page-thumbnail>
        <draw:frame draw:id="id1" presentation:style-name="a171" draw:name="Notes Placeholder 2" svg:x="1.29606in" svg:y="5.2185in" svg:width="5.91339in" svg:height="4.16811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73">
      <draw:frame draw:id="id17" presentation:style-name="a177" draw:name="Title 1" svg:x="0.75868in" svg:y="0.55035in" svg:width="3.55556in" svg:height="1.93056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18" presentation:style-name="a194" draw:name="Content Placeholder 2" svg:x="4.6875in" svg:y="1.19097in" svg:width="5.57986in" svg:height="5.875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98" draw:name="Text Placeholder 3" svg:x="0.75868in" svg:y="2.4809in" svg:width="3.55556in" svg:height="4.5937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03">
        <draw:page-thumbnail svg:x="1.74646in" svg:y="1.09882in" svg:width="5.0063in" svg:height="3.75472in" presentation:class="page" draw:id="id0" presentation:style-name="a199" draw:name="Slide Image Placeholder 1">
          <svg:title/>
          <svg:desc/>
        </draw:page-thumbnail>
        <draw:frame draw:id="id1" presentation:style-name="a202" draw:name="Notes Placeholder 2" svg:x="1.29606in" svg:y="5.2185in" svg:width="5.91339in" svg:height="4.16811in" presentation:class="notes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04">
      <draw:frame draw:id="id20" presentation:style-name="a208" draw:name="Title 1" svg:x="0.75868in" svg:y="0.55035in" svg:width="3.55556in" svg:height="1.93056in" presentation:class="title" presentation:placeholder="false">
        <draw:text-box>
          <text:p text:style-name="a207" text:class-names="" text:cond-style-name=""><text:span text:style-name="a205" text:class-names="">Click to edit Master title style</text:span><text:span text:style-name="a206" text:class-names=""/></text:p>
        </draw:text-box>
        <svg:title/>
        <svg:desc/>
      </draw:frame>
      <draw:frame draw:id="id21" presentation:style-name="a211" draw:name="Picture Placeholder 2" svg:x="4.6875in" svg:y="1.19097in" svg:width="5.57986in" svg:height="5.875in" presentation:class="graphic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22" presentation:style-name="a215" draw:name="Text Placeholder 3" svg:x="0.75868in" svg:y="2.4809in" svg:width="3.55556in" svg:height="4.59375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20">
        <draw:page-thumbnail svg:x="1.74646in" svg:y="1.09882in" svg:width="5.0063in" svg:height="3.75472in" presentation:class="page" draw:id="id0" presentation:style-name="a216" draw:name="Slide Image Placeholder 1">
          <svg:title/>
          <svg:desc/>
        </draw:page-thumbnail>
        <draw:frame draw:id="id1" presentation:style-name="a219" draw:name="Notes Placeholder 2" svg:x="1.29606in" svg:y="5.2185in" svg:width="5.91339in" svg:height="4.16811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21">
      <draw:frame draw:id="id23" presentation:style-name="a225" draw:name="Title 1" svg:x="0.75868in" svg:y="0.44097in" svg:width="9.50694in" svg:height="1.59722in" presentation:class="title" presentation:placeholder="false">
        <draw:text-box>
          <text:p text:style-name="a224" text:class-names="" text:cond-style-name=""><text:span text:style-name="a222" text:class-names="">Click to edit Master title style</text:span><text:span text:style-name="a223" text:class-names=""/></text:p>
        </draw:text-box>
        <svg:title/>
        <svg:desc/>
      </draw:frame>
      <draw:frame draw:id="id24" presentation:style-name="a242" draw:name="Vertical Text Placeholder 2" svg:x="0.75868in" svg:y="2.20139in" svg:width="9.50694in" svg:height="5.24479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Click to edit Master text styles</text:span></text:p>
            </text:list-item>
          </text:list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8" text:class-names="">Fifth level</text:span><text:span text:style-name="a2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7">
        <draw:page-thumbnail svg:x="1.74646in" svg:y="1.09882in" svg:width="5.0063in" svg:height="3.75472in" presentation:class="page" draw:id="id0" presentation:style-name="a243" draw:name="Slide Image Placeholder 1">
          <svg:title/>
          <svg:desc/>
        </draw:page-thumbnail>
        <draw:frame draw:id="id1" presentation:style-name="a246" draw:name="Notes Placeholder 2" svg:x="1.29606in" svg:y="5.2185in" svg:width="5.91339in" svg:height="4.16811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48">
      <draw:frame draw:id="id25" presentation:style-name="a252" draw:name="Vertical Title 1" svg:x="7.88889in" svg:y="0.44097in" svg:width="2.37674in" svg:height="7.00521in" presentation:class="title" presentation:placeholder="false">
        <draw:text-box>
          <text:p text:style-name="a251" text:class-names="" text:cond-style-name=""><text:span text:style-name="a249" text:class-names="">Click to edit Master title style</text:span><text:span text:style-name="a250" text:class-names=""/></text:p>
        </draw:text-box>
        <svg:title/>
        <svg:desc/>
      </draw:frame>
      <draw:frame draw:id="id26" presentation:style-name="a269" draw:name="Vertical Text Placeholder 2" svg:x="0.75868in" svg:y="0.44097in" svg:width="6.96354in" svg:height="7.00521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Fifth level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4">
        <draw:page-thumbnail svg:x="1.74646in" svg:y="1.09882in" svg:width="5.0063in" svg:height="3.75472in" presentation:class="page" draw:id="id0" presentation:style-name="a270" draw:name="Slide Image Placeholder 1">
          <svg:title/>
          <svg:desc/>
        </draw:page-thumbnail>
        <draw:frame draw:id="id1" presentation:style-name="a273" draw:name="Notes Placeholder 2" svg:x="1.29606in" svg:y="5.2185in" svg:width="5.91339in" svg:height="4.16811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  <style:handout-master style:page-layout-name="pageLayout3" draw:style-name="a275"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ael Wetter</meta:initial-creator>
    <dc:creator>Ettore Zanetti</dc:creator>
    <meta:creation-date>2000-05-26T17:22:32Z</meta:creation-date>
    <dc:date>2020-03-16T22:22:24Z</dc:date>
    <meta:editing-cycles>11</meta:editing-cycles>
    <meta:editing-duration>PT17766S</meta:editing-duration>
    <meta:user-defined meta:name="Info 0"/>
    <meta:user-defined meta:name="Info 1"/>
    <meta:user-defined meta:name="Info 2"/>
    <meta:user-defined meta:name="Info 3"/>
    <meta:document-statistic meta:paragraph-count="12" meta:word-count="23"/>
  </office:meta>
</office:document-meta>
</file>